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rebuchet" svg:font-family="Trebuchet" style:font-family-generic="swiss"/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Umpush" svg:font-family="Umpush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MSansQuotation8" svg:font-family="LMSansQuotation8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Bitstream Vera 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Bitstream Vera Serif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MSansQuotation8" fo:font-weight="normal" style:font-weight-asian="normal" style:font-weight-complex="normal"/>
    </style:style>
    <style:style style:name="T3" style:family="text">
      <style:text-properties style:font-name="LMSansQuotation8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0000"/>
    </style:style>
    <style:style style:name="T7" style:family="text"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DejaVu Serif"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"/>Tell me about yourself.</text:p>
      <text:p text:style-name="P9"></text:p>
      <text:p text:style-name="P8"><text:s text:c="2"/>This is not the time to outline your biography from childhood</text:p>
      <text:p text:style-name="P8"><text:s text:c="2"/>to the present. Concentrate on your skulls and experience, with</text:p>
      <text:p text:style-name="P8"><text:s text:c="2"/>special reference to accomplishments that relate to the needs of</text:p>
      <text:p text:style-name="P8"><text:s text:c="2"/>the employer. Talk about your strengths. Anticipate this type of</text:p>
      <text:p text:style-name="P8"><text:s text:c="2"/>question as you prepare for the interview by listing:</text:p>
      <text:p text:style-name="P8">- five of your outstanding personal qualities as they relate to the work setting</text:p>
      <text:p text:style-name="P8">- five of your strongest skills that relate to the job</text:p>
      <text:p text:style-name="P8">- five positive work-related accomplishments</text:p>
      <text:p text:style-name="P8"><text:s text:c="2"/>Try to remember the points you have identified so you can</text:p>
      <text:p text:style-name="P8"><text:s text:c="2"/>respond to this or a similar question, but don’t try to memorize</text:p>
      <text:p text:style-name="P8"><text:s text:c="2"/>what you say about each one - just talk about it naturally.</text:p>
      <text:p text:style-name="P5">=====================================</text:p>
      <text:p text:style-name="P5">Personality and Motivation</text:p>
      <text:p text:style-name="P6"/>
      <text:p text:style-name="P6">Why should we hire you?</text:p>
      <text:p text:style-name="P6"><text:s/><text:span text:style-name="T4">I assume you are looking for someone with a solid track record in</text:span></text:p>
      <text:p text:style-name="P8"><text:s/>'<text:span text:style-name="T6">JOB FIELDS</text:span>' . I will bring to this job 12</text:p>
      <text:p text:style-name="P8">years of progressive experience in all phases of <text:span text:style-name="T6">DOMAINS</text:span>. </text:p>
      <text:p text:style-name="P8">In my last job I increased sales by 20 percent each year for the past five years. </text:p>
      <text:p text:style-name="P8">I have a consistent pattern of performance employers readily seek.</text:p>
      <text:p text:style-name="P8">I would think this is something your organization would want to bring on board.</text:p>
      <text:p text:style-name="P8"/>
      <text:p text:style-name="P6">What is your greatest strength?</text:p>
      <text:p text:style-name="P8"><text:s text:c="2"/>I’ve always adapted well to new work situations with a great deal</text:p>
      <text:p text:style-name="P8"><text:s text:c="2"/>afenerlly, drive, and initiative. I like taking on new challenges and</text:p>
      <text:p text:style-name="P8"><text:s text:c="2"/>working with people who have clear goals in mind, But 17mnot</text:p>
      <text:p text:style-name="P8"><text:s text:c="2"/>just a “starter” who gets bored after the “new”becomes “routine.”</text:p>
      <text:p text:style-name="P8"><text:s text:c="2"/>I like getting things started and seeing them to the very end. I guess</text:p>
      <text:p text:style-name="P8"><text:s text:c="2"/>I would say my greatest strength is keepingfocused on what needs</text:p>
      <text:p text:style-name="P8"><text:s text:c="2"/>to be done, and then doing it.</text:p>
      <text:p text:style-name="P7"/>
      <text:p text:style-name="P1"/>
      <text:p text:style-name="P6">What is your greatest weakness?</text:p>
      <text:p text:style-name="P1"><text:s/>One of my weaknesses was to take on too many projects with too</text:p>
      <text:p text:style-name="P1"><text:s/>little time to complete any to m y satisjktion. I’ve learned to</text:p>
      <text:p text:style-name="P1"><text:s/>prioritize and set more realistic goals. As a result, I’in much more</text:p>
      <text:p text:style-name="P1">focused and productive in both my professional and personal lives.</text:p>
      <text:p text:style-name="P1"/>
      <text:p text:style-name="P6">Describe your typical workday ?</text:p>
      <text:p text:style-name="P1"><text:s/>My typical day involves n great deal of accounting work nnd</text:p>
      <text:p text:style-name="P1"><text:s/>meetings with the chiefjnancial oficer and bookkeeper. I usually</text:p>
      <text:p text:style-name="P1"><text:s/>begin by balancing the ledger and reportingyesterday ’s balance to</text:p>
      <text:p text:style-name="P1"><text:s/>the chitfjnancial oficer. I thnt meet with the bookkeeper to make</text:p>
      <text:p text:style-name="P1"><text:s/>sure all invoices have been posted and payments have been issued.</text:p>
      <text:p text:style-name="P1"><text:s/>The remainder of m day involves meetings with other financial</text:p>
      <text:p text:style-name="P1"><text:s/>officers to resolve any problems arising in the daily accounting</text:p>
      <text:p text:style-name="P1"><text:s/>process. I would say I’m m a i n b involved in managing our</text:p>
      <text:p text:style-name="P1">jnancial team and doing a great deal of trouble-shooting through-</text:p>
      <text:p text:style-name="P1"><text:s/>out the day.</text:p>
      <text:p text:style-name="P1"/>
      <text:p text:style-name="P6">Do you ever lose your temper?</text:p>
      <text:p text:style-name="P1">I sometimes get irritated but I generally don’t lose m temper. I’ve</text:p>
      <text:p text:style-name="P1"><text:s/>learned to separate m y temperj-om my job.</text:p>
      <text:p text:style-name="P1"/>
      <text:p text:style-name="P9"><text:span text:style-name="T10">How do you deal with stressful situations?</text:span></text:p>
      <text:p text:style-name="P1">Here you should communicate what it is you do to manage</text:p>
      <text:p text:style-name="P1">stress. This is not the place to indicate you don’t have stress,</text:p>
      <text:p text:style-name="P1">because the job may very well come with a great deal of built-in</text:p>
      <text:p text:style-name="P1"><text:soft-page-break/>stress. For example,</text:p>
      <text:p text:style-name="P1"><text:s text:c="2"/>Over the years, I’ve learned to put stresshl situations in better</text:p>
      <text:p text:style-name="P1"><text:s text:c="2"/>perspective than I used to. I know some stress comes with the job.</text:p>
      <text:p text:style-name="P1"><text:s text:c="2"/>If the stress involves the work of my subordinates, I usually open</text:p>
      <text:p text:style-name="P1"><text:s text:c="2"/>up lines ofcommunication to den1 with any issues contributing to</text:p>
      <text:p text:style-name="P1"><text:s text:c="2"/>the stress. If the stress is a result of the daily workload, I get</text:p>
      <text:p text:style-name="P1"><text:s text:c="2"/>through the day knowingjbll well m y exercise routine a t the end of</text:p>
      <text:p text:style-name="P1"><text:s text:c="2"/>the day will renew me both physical&amp; and mentally. I’ve also given</text:p>
      <text:p text:style-name="P1"><text:s text:c="2"/>up coflee, which seems to contribute to stress, and I’ve joined a</text:p>
      <text:p text:style-name="P1"><text:s text:c="2"/>health club.</text:p>
      <text:p text:style-name="P1"/>
      <text:p text:style-name="P2">How do you feel about working overtime and on weekends?</text:p>
      <text:p text:style-name="P1"><text:s text:c="2"/>I would expect to occasionally put in extra time since I know there</text:p>
      <text:p text:style-name="P1"><text:s text:c="2"/>are deadlines that sometimes must be met outside regular working</text:p>
      <text:p text:style-name="P1"><text:s text:c="2"/>hours. In general, how often should I expect to work overtime and</text:p>
      <text:p text:style-name="P1"><text:s text:c="2"/>on weekends in this position?</text:p>
      <text:p text:style-name="P1"/>
      <text:p text:style-name="P2">How well do you work under deadlines?</text:p>
      <text:p text:style-name="P1"><text:s text:c="3"/>While others may have dificulty managing deadlines, including</text:p>
      <text:p text:style-name="P1"><text:s text:c="3"/>experiencing a great deal #stress, I do well under stress. I tend to</text:p>
      <text:p text:style-name="P1"><text:s text:c="3"/>take charge, organize tasks, arid move eveything along quickly to</text:p>
      <text:p text:style-name="P1"><text:s text:c="2"/>get the job done. More importantly, I try to avoid doing things</text:p>
      <text:p text:style-name="P1"><text:s text:c="3"/>only at deadline time. My goal is to get tasks done well in advance</text:p>
      <text:p text:style-name="P1"><text:s text:c="3"/>so that we have iiiore time to do the necessaiy evaluation required</text:p>
      <text:p text:style-name="P1"><text:s text:c="2"/>for producing a high-quality product.</text:p>
      <text:p text:style-name="P1"/>
      <text:p text:style-name="P2">What do you wish you had accomplished in your</text:p>
      <text:p text:style-name="P2"><text:s text:c="2"/>present/most recent job but were unable to?</text:p>
      <text:p text:style-name="P1"><text:s text:c="2"/></text:p>
      <text:p text:style-name="P1"><text:s text:c="3"/>My goal was to cut customer complaints by 50%.In the past three</text:p>
      <text:p text:style-name="P1"><text:s text:c="3"/>months we've cut complaints by 40%. I think given another month</text:p>
      <text:p text:style-name="P1"><text:s text:c="3"/>we could reach the 50%mark</text:p>
      <text:p text:style-name="P1"/>
      <text:p text:style-name="P2">What will you bring to this position that another candidate won't?</text:p>
      <text:p text:style-name="P1"><text:s/>If you look carefully at my previous experience,you know there is one</text:p>
      <text:p text:style-name="P1"><text:s/>thing that really stands out: I’m successfull at what I do. Take,for</text:p>
      <text:p text:style-name="P1"><text:s/>example, the time my supervisor asked me to develop a new</text:p>
      <text:p text:style-name="P1"><text:s/>approach to ….....</text:p>
      <text:p text:style-name="P1">…....................................................................................................</text:p>
      <text:p text:style-name="P1">….....................................................................................................</text:p>
      <text:p text:style-name="P1">….................................................................................................</text:p>
      <text:p text:style-name="P1"/>
      <text:p text:style-name="P1">It’s this type of talent I will bring toyour organization.</text:p>
      <text:p text:style-name="P1"><text:s/>I enjoy developing solutions to challenging problems. My supervi-</text:p>
      <text:p text:style-name="P1"><text:s/>sors usually turn to me for marketing ideas that will work.</text:p>
      <text:p text:style-name="P2"/>
      <text:p text:style-name="P2">Do you prefer working with others or alone?</text:p>
      <text:p text:style-name="P1">I’m a team player in most situations, although I normally don’t</text:p>
      <text:p text:style-name="P1">seek the limelight. I’m quite content doing what I’m supposed to do.</text:p>
      <text:p text:style-name="P1">At the same time, I also work well alone on tasks that require</text:p>
      <text:p text:style-name="P1">individual initiative and creativity. I don’t need a great deal of</text:p>
      <text:p text:style-name="P1">direction. Just let vie know what needs to be done and I usually</text:p>
      <text:p text:style-name="P1">willjnd a way either alone or in consultation with others.</text:p>
      <text:p text:style-name="P2"/>
      <text:p text:style-name="P2">Do you consider yourself to be someone who takes</text:p>
      <text:p text:style-name="P2">greater initiative than others?</text:p>
      <text:p text:style-name="P1">Yes, I do. Most of ny jobs have aflorded me a great deal of</text:p>
      <text:p text:style-name="P1">decision-making latitude, especially at the production level. Infact,</text:p>
      <text:p text:style-name="P1">initiative was literally institutionalized in my last job. I’ve worked</text:p>
      <text:p text:style-name="P1">with quality circles where we were expected to take initiative at all</text:p>
      <text:p text:style-name="P1">times, both as a team and as individuals. Could you tell me how</text:p>
      <text:p text:style-name="P1">initiative is handled here? How is decision-making structured in</text:p>
      <text:p text:style-name="P1">this organization? Would y o u say it’s highly decentralized? Is</text:p>
      <text:p text:style-name="P1">initiative actively encouraged anzong employees in dealing with</text:p>
      <text:p text:style-name="P1">production issues?</text:p>
      <text:p text:style-name="P1"/>
      <text:p text:style-name="P1"/>
      <text:p text:style-name="P2"><text:soft-page-break/>Are you a self-starter? Could you give examples?</text:p>
      <text:p text:style-name="P1"><text:s/>Yes, I anz able to take on a new assignment and run it success&amp;lly</text:p>
      <text:p text:style-name="P1"><text:s/>witllzout supervision. Wlzeii I was hired by Foremost Printers, they</text:p>
      <text:p text:style-name="P1"><text:s/>had just taken over a publication they did not want and did not</text:p>
      <text:p text:style-name="P1"><text:s/>know what to do with. They were in the business of printing and</text:p>
      <text:p text:style-name="P1"><text:s/>knew nothing about publishing. They gave me the responsibility of</text:p>
      <text:p text:style-name="P1"><text:s text:c="2"/>running the publication. I didn 't know anything about publishing</text:p>
      <text:p text:style-name="P1"><text:s text:c="2"/>either, but I understood marketing, so I read and talked to people</text:p>
      <text:p text:style-name="P1"><text:s text:c="2"/>and learned what I needed to know. At the end ofthejrstyear the</text:p>
      <text:p text:style-name="P1"><text:s text:c="2"/>publication was running in the black, and by the end ofthe second</text:p>
      <text:p text:style-name="P1"><text:s text:c="2"/>year we had increased our subscriber base by over 300%.</text:p>
      <text:p text:style-name="P2"/>
      <text:p text:style-name="P2">Are you a good time manager?</text:p>
      <text:p text:style-name="P1">Time is one of the most precious commodities you have, and</text:p>
      <text:p text:style-name="P1">once squandered it can never be regained. Interviewers seek</text:p>
      <text:p text:style-name="P1">employees who set goals, prioritize tasks, and use time wisely:</text:p>
      <text:p text:style-name="P1">I consistentEy meet deadlines. W h e n circuinstances beyond my</text:p>
      <text:p text:style-name="P1">control interfere, I re-prioritize my tasks as well as those ofmy staff</text:p>
      <text:p text:style-name="P1">so we can get right back on track.</text:p>
      <text:p text:style-name="P1">Then cite examples from your experience to support your claim</text:p>
      <text:p text:style-name="P1">that you are a good time manager.</text:p>
      <text:p text:style-name="P1"/>
      <text:p text:style-name="P2">What really motivates you to perform?</text:p>
      <text:p text:style-name="P1"><text:s text:c="2"/>What really motivates me is the work itself: I really enjoy my</text:p>
      <text:p text:style-name="P1"><text:s/>work, especially when I see the results - actual increases in sales.</text:p>
      <text:p text:style-name="P1"><text:s/>I tend tofocus on outcomes rather than duties or responsibilities.</text:p>
      <text:p text:style-name="P1"/>
      <text:p text:style-name="Standard"><text:span text:style-name="T8">Why do you want to work for ou company</text:span> ?</text:p>
      <text:p text:style-name="P1">This question is much like the one on why they should hire you.</text:p>
      <text:p text:style-name="P1">Focus again on what you will bring to the job in reference to the</text:p>
      <text:p text:style-name="P1">employer’s needs. You might also stress the importance of the</text:p>
      <text:p text:style-name="P1">organization to your career goals.</text:p>
      <text:p text:style-name="P1"><text:s/>I’ve greatly admired your organization. Since I’ve worked for your</text:p>
      <text:p text:style-name="P1"><text:s/>competition during the past seven years, I’ve had n chance to</text:p>
      <text:p text:style-name="P1"><text:s/>regularly evaluate your work and at times out-perform your</text:p>
      <text:p text:style-name="P1"><text:s/>marketing team. You provide an excellent service which I consider</text:p>
      <text:p text:style-name="P1"><text:s text:c="2"/>to be the best in thejeld. I also believe m experience and skills are</text:p>
      <text:p text:style-name="P1"><text:s/>such that I will make an excellent addition toyour marketing team.</text:p>
      <text:p text:style-name="P1"><text:s/>I know your competition well, and this knowledge, combined with</text:p>
      <text:p text:style-name="P1"><text:s/>my skills, should further strengthen your marketing eflorts in the</text:p>
      <text:p text:style-name="P1"><text:s/>coming months when two new competitors will be entering your</text:p>
      <text:p text:style-name="P1"><text:s/>southern territory.</text:p>
      <text:p text:style-name="P1"/>
      <text:p text:style-name="P2">Why do you want to leave your present job? </text:p>
      <text:p text:style-name="P1">I left m y last job after four years of progressive experience. As a</text:p>
      <text:p text:style-name="P1">small j n n , it oflered few opportunities for career advancement. I</text:p>
      <text:p text:style-name="P1">felt I had gone as f a r as I could there and decided it was time to</text:p>
      <text:p text:style-name="P1">expand my career horizons.</text:p>
      <text:p text:style-name="P1"/>
      <text:p text:style-name="P2">How important is job security?</text:p>
      <text:p text:style-name="P1">I’ve never really had job security, so I’m not sure what exactly it</text:p>
      <text:p text:style-name="P1">is. I expect to stay with your company because of my perfomance</text:p>
      <text:p text:style-name="P1"><text:s/>and because the company fullfils my career goals.</text:p>
      <text:p text:style-name="P1"><text:s text:c="2"/>If I'm not meeting your expectations, or f the company doesn’t meet my</text:p>
      <text:p text:style-name="P1"><text:s text:c="2"/>expectation, then I shouldn’t be here. I look at a job not for security</text:p>
      <text:p text:style-name="P1"><text:s text:c="2"/>but for what I can achieve for both the company and myself.</text:p>
      <text:p text:style-name="P1"/>
      <text:p text:style-name="P2">How do you define success?</text:p>
      <text:p text:style-name="P1">To me success is accomplishing each day’s work on time and on</text:p>
      <text:p text:style-name="P1">target so that the goals ofthe company can be met. Of course, the</text:p>
      <text:p text:style-name="P1">monetary rewardsfor a job well done are also iniyortant so that I</text:p>
      <text:p text:style-name="P1">can meet my financial obligations.</text:p>
      <text:p text:style-name="P5">=========================</text:p>
      <text:p text:style-name="P3"/>
      <text:p text:style-name="P3"/>
      <text:p text:style-name="P3"><text:soft-page-break/></text:p>
      <text:p text:style-name="P3">Career Goals</text:p>
      <text:p text:style-name="P2">Tell me about your career goals ?</text:p>
      <text:p text:style-name="P1">My major goal is to move into a management-level position that</text:p>
      <text:p text:style-name="P1">would enable me to work closely with top management in develop-</text:p>
      <text:p text:style-name="P1">ing new approaches to masketing our sojmse system in Europe</text:p>
      <text:p text:style-name="P1">and the Middle East. I believe this company has an excellent</text:p>
      <text:p text:style-name="P1">product that would do v e y well in these and other overseas</text:p>
      <text:p text:style-name="P1">markets. M y intemational marketing background would contribute</text:p>
      <text:p text:style-name="P1">to opening these markets.</text:p>
      <text:p text:style-name="P1"/>
      <text:p text:style-name="P2">What would you like to accomplish during the next ten years?</text:p>
      <text:p text:style-name="P1"><text:s/>I would like to see 40 percent ofthe compaiy’s sales derivedpom</text:p>
      <text:p text:style-name="P1"><text:s/>overseas markets. And I want to play a major role in developing</text:p>
      <text:p text:style-name="P1"><text:s text:c="2"/>those markets during the next tenyears. Indeed, in the year 2013,</text:p>
      <text:p text:style-name="P1"><text:s/>I want us to look back at this year as being the year in which the</text:p>
      <text:p text:style-name="P1"><text:s/>company reoriented its marketing program mound a truly global</text:p>
      <text:p text:style-name="P1"><text:s/>perspective.</text:p>
      <text:p text:style-name="P1"/>
      <text:p text:style-name="P1"/>
      <text:p text:style-name="P2">Where do you see yourself here five years from now?</text:p>
      <text:p text:style-name="P1">I would hope to be in a position of major responsibility for</text:p>
      <text:p text:style-name="P1">marketing. I’m not sure what that position is or will be in the</text:p>
      <text:p text:style-name="P1">future. rfeel I hase the necessary skills and experience to grow into</text:p>
      <text:p text:style-name="P1">such a position.</text:p>
      <text:p text:style-name="P1"/>
      <text:p text:style-name="P2">Describe a major goal you set for yourself recently.</text:p>
      <text:p text:style-name="P1">You may select a personal or professional goal, but if you discuss</text:p>
      <text:p text:style-name="P1">a personal goal you will position yourself better if you can relate</text:p>
      <text:p text:style-name="P1">it to your professional advancement “ want to complete my B.A.” <text:s text:c="22"/></text:p>
      <text:p text:style-name="P1">is a personal goal but one that supports your professional</text:p>
      <text:p text:style-name="P1">advancement. Another one might be ‘‘I want to join a job that is</text:p>
      <text:p text:style-name="P1">right for me.” Be ready to elaborate on what you are doing to</text:p>
      <text:p text:style-name="P1">achieve the goal.</text:p>
      <text:p text:style-name="P1"/>
      <text:p text:style-name="P2">What do you know about our company?</text:p>
      <text:p text:style-name="P4">….....................................................................................</text:p>
      <text:p text:style-name="P4">….....................................................................................</text:p>
      <text:p text:style-name="P4">….....................................................................................</text:p>
      <text:p text:style-name="P2"/>
      <text:p text:style-name="P2">What would be the perfect job for you?</text:p>
      <text:p text:style-name="P1">Your perfect job should relate to the one you are interviewing</text:p>
      <text:p text:style-name="P1">for as well as to a desirable organizational culture that allows</text:p>
      <text:p text:style-name="P1">you to do your best. For example,</text:p>
      <text:p text:style-name="P1"><text:s text:c="2"/>The perfect job would be one in which I would be allowed to fully</text:p>
      <text:p text:style-name="P1"><text:s text:c="2"/>use m talents. I would hope I would be give11 an opportunity to</text:p>
      <text:p text:style-name="P1"><text:s text:c="2"/>work on important projects and eventually given responsibility to</text:p>
      <text:p text:style-name="P1"><text:s text:c="2"/>head up my own team. I work well in group settings and enjoy</text:p>
      <text:p text:style-name="P1"><text:s text:c="2"/>taking initiative in developing large and complex projects.</text:p>
      <text:p text:style-name="P1"/>
      <text:p text:style-name="P2">What would you change about this position as well</text:p>
      <text:p text:style-name="P2">as our company?</text:p>
      <text:p text:style-name="P2"/>
      <text:p text:style-name="P1">I’m sure there are things I might want to change about the position</text:p>
      <text:p text:style-name="P1">owe I begin work. However, 17m not prepared to make any</text:p>
      <text:p text:style-name="P1">proposals a t this time. I usually take some time to learn about the</text:p>
      <text:p text:style-name="P1">organization and the people I will be working with. I would want</text:p>
      <text:p text:style-name="P1">to consult those who are most affected by my position to see what</text:p>
      <text:p text:style-name="P1">theyfeel needs to be changed. As for changes in the organization,</text:p>
      <text:p text:style-name="P1">I would hope to give you an answer to that question within a few</text:p>
      <text:p text:style-name="P1">months. I need to get a j i m grasp of how the organization operates</text:p>
      <text:p text:style-name="P1">as well as learn more about the organizational goals and those I’ll</text:p>
      <text:p text:style-name="P1">be working with.</text:p>
      <text:p text:style-name="P1"/>
      <text:p text:style-name="P1"/>
      <text:p text:style-name="P1"/>
      <text:p text:style-name="P2"><text:soft-page-break/>What type of person would you hire for this position?</text:p>
      <text:p text:style-name="P1">I would hire someone who has depth of experience, clear goals, and</text:p>
      <text:p text:style-name="P1">a proven track record of performance. I also would want to feel</text:p>
      <text:p text:style-name="P1">comfortable with the person. Without a doubt, I know I would hire</text:p>
      <text:p text:style-name="P1">me, myself!</text:p>
      <text:p text:style-name="P2"/>
      <text:p text:style-name="P2">How many days per month are you willing to travel?</text:p>
      <text:p text:style-name="P1">I’m not sure about the extent oftravel involved with this position.</text:p>
      <text:p text:style-name="P1">How many days per month would I be expected to travel? And</text:p>
      <text:p text:style-name="P1">where would I normally travel to?</text:p>
      <text:p text:style-name="P1"/>
      <text:p text:style-name="P2">What are your salary expectations?</text:p>
      <text:p text:style-name="P1"><text:s/>What would beyour pay rangefor someone with my experience?</text:p>
      <text:p text:style-name="P1"><text:s/>My expectation was in the range of$42,000 to $45,000, so we</text:p>
      <text:p text:style-name="P1">are talking in the same ballpark.</text:p>
      <text:p text:style-name="P5">=========================</text:p>
      <text:p text:style-name="P3">Questions you should ask!</text:p>
      <text:p text:style-name="P2">Questions About the Company</text:p>
      <text:p text:style-name="P1"><text:s/>* Why is this position open? Is it a new position? If not, why did</text:p>
      <text:p text:style-name="P1">the previous person leave? If the person was promoted, what</text:p>
      <text:p text:style-name="P1">position does that person now hold?</text:p>
      <text:p text:style-name="P1"><text:s/>* How important is this position to the organization?</text:p>
      <text:p text:style-name="P1"><text:s/>* To what extent does the company prom'ote from within versus</text:p>
      <text:p text:style-name="P1">hiring from the outside?</text:p>
      <text:p text:style-name="P1"><text:s/>* What plans for expansion (or cutbacks) are in the immediate</text:p>
      <text:p text:style-name="P1">future? </text:p>
      <text:p text:style-name="P1"><text:s/>* What effect will these plans have on the position or the</text:p>
      <text:p text:style-name="P1">department in which i t is located?</text:p>
      <text:p text:style-name="P1"><text:s/>* On the average, how long do most employees stay with this company?</text:p>
      <text:p text:style-name="P1"><text:s/>* Tell me about what it's really like working here in terms of the</text:p>
      <text:p text:style-name="P1">people, management practices, worldoads, expected performance, and rewards.</text:p>
      <text:p text:style-name="P1"><text:s/>* How would you evaluate the financial soundness and growth potential of this company?</text:p>
      <text:p text:style-name="P1"><text:s/>* If you had to briefly describe this organiz,ation,what would you say? <text:s text:c="50"/></text:p>
      <text:p text:style-name="P1">What about its employees? Its managers and supervisors?</text:p>
      <text:p text:style-name="P1"><text:s/>* Its performance evaluation system? Its promotionpractices?</text:p>
      <text:p text:style-name="P1"> * If you had to do it all over again, would <text:s/>* have made the same decision to join this organization? Why?</text:p>
      <text:p text:style-name="P1"><text:s/>* Assuming my work is excellent, where might you see me</text:p>
      <text:p text:style-name="P1"><text:s/>* in another five years within this organization?</text:p>
      <text:p text:style-name="P1"/>
      <text:p text:style-name="P2">Questions About the Job</text:p>
      <text:p text:style-name="Standard"><text:s/><text:span text:style-name="T7">* How did this opening occur? Is it a newly created position or did</text:span></text:p>
      <text:p text:style-name="P1"><text:s text:c="2"/>someone recently leave the position?</text:p>
      <text:p text:style-name="P1"><text:s/>* Tell me about the nature of the work I would be doing most of</text:p>
      <text:p text:style-name="P1"><text:s text:c="2"/>the time.</text:p>
      <text:p text:style-name="P1"><text:s/>* What kinds of peripheral tasks would likely tale up the balance</text:p>
      <text:p text:style-name="P1"><text:s text:c="2"/>of my time?</text:p>
      <text:p text:style-name="P1"><text:s/>* What would be my most important duties? Responsibilities?</text:p>
      <text:p text:style-name="P1"><text:s/>* What types of projects would I be involved with?</text:p>
      <text:p text:style-name="P1">* What kinds of clients would I be working with?</text:p>
      <text:p text:style-name="P1">* What changes is management interested in having take place</text:p>
      <text:p text:style-name="P1">within the direction of this department?</text:p>
      <text:p text:style-name="P1"><text:s/>* What is the management style of the person who would be my</text:p>
      <text:p text:style-name="P1">supervisor?</text:p>
      <text:p text:style-name="P1"><text:s/>* In what ways is management loolung For this function [the</text:p>
      <text:p text:style-name="P1">function performed by the department I would be worlung in]</text:p>
      <text:p text:style-name="P1">to be improved?</text:p>
      <text:p text:style-name="P1"><text:s/>* What have been the major problems [barriers to reaching department goals] in the past?</text:p>
      <text:p text:style-name="P1"><text:s/>* What will be the major challenges for the person who is hired?</text:p>
      <text:p text:style-name="P1"><text:s/>* How often will I be expected to travel?</text:p>
      <text:p text:style-name="P2">Questions About the Work Environment</text:p>
      <text:p text:style-name="P1">* Can you tell me something about the people I would be working</text:p>
      <text:p text:style-name="P1">with? Working for?</text:p>
      <text:p text:style-name="P1"><text:soft-page-break/><text:s/>* How is performance evaluated? How often, by whom, what</text:p>
      <text:p text:style-name="P1">criteria are used? Does the employee have input into the evaluation? </text:p>
      <text:p text:style-name="P1">* Do you have an annual performance appraisal system in</text:p>
      <text:p text:style-name="P1">place? How long has i t been operating? </text:p>
      <text:p text:style-name="P1"><text:s/>* How does it relate to promotions and salary increments?</text:p>
      <text:p text:style-name="P1"><text:s/>* How do employees feel about this system? <text:s text:c="113"/>* What changes do you feel need to be made in the system?</text:p>
      <text:p text:style-name="P1">* Can you tell me something about the company’s management</text:p>
      <text:p text:style-name="P1">system? How do supervisors see their role in this company? Tell</text:p>
      <text:p text:style-name="P1">me about my immediate supervisor.</text:p>
      <text:p text:style-name="P1"><text:s/>* Is there much internal politics that would affect my position?</text:p>
      <text:p text:style-name="P1">Will I be expected to become part of anyone’s group? How con-</text:p>
      <text:p text:style-name="P1">troversial is this hiring decision? Would you say all employees</text:p>
      <text:p text:style-name="P1">feel they are dealt with fairly by management? Who is consid-</text:p>
      <text:p text:style-name="P1">ered the most powerful or influential in my division?</text:p>
      <text:p text:style-name="P1">* Does the company provide in-house training? Does i t support</text:p>
      <text:p text:style-name="P1">employees taking advantage of outside training in areas where</text:p>
      <text:p text:style-name="P1">it does not provide training programs? Is there support for</text:p>
      <text:p text:style-name="P1">employees returning to school for additional formal education?</text:p>
      <text:p text:style-name="P1"><text:s/>* How open are opportunities for advancement? Assuming high</text:p>
      <text:p text:style-name="P1">performance, to what other positions might I progress?</text:p>
      <text:p text:style-name="P1"/>
      <text:p text:style-name="P2">Questions to Ask A t the Close</text:p>
      <text:p text:style-name="P1">if I haven’t heard from you by _DATE_,may I callyou?”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rebuchet" svg:font-family="Trebuchet" style:font-family-generic="swiss"/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Umpush" svg:font-family="Umpush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MSansQuotation8" svg:font-family="LMSansQuotation8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17cm" fo:margin-bottom="0.967cm" fo:margin-left="0.951cm" fo:margin-right="7.3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ssen DOGHMEN</meta:initial-creator>
    <meta:creation-date>2011-04-17T16:26:33</meta:creation-date>
    <dc:date>2011-04-17T17:39:28</dc:date>
    <dc:creator>hassen DOGHMEN</dc:creator>
    <meta:editing-duration>PT00H26M32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6" meta:paragraph-count="303" meta:word-count="2903" meta:character-count="17299"/>
    <meta:user-defined meta:name="Info 1"/>
    <meta:user-defined meta:name="Info 2"/>
    <meta:user-defined meta:name="Info 3"/>
    <meta:user-defined meta:name="Info 4"/>
  </office:meta>
</office:document-meta>
</file>